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fo:font-weight="bold" officeooo:rsid="000bd146" officeooo:paragraph-rsid="000bd146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32pt" officeooo:rsid="000bd146" officeooo:paragraph-rsid="000bd146" style:font-size-asian="28pt" style:font-size-complex="32pt"/>
    </style:style>
    <style:style style:name="P3" style:family="paragraph" style:parent-style-name="Standard">
      <style:text-properties style:font-name="Calibri" officeooo:rsid="000bd146" officeooo:paragraph-rsid="000bd146"/>
    </style:style>
    <style:style style:name="P4" style:family="paragraph" style:parent-style-name="Standard" style:list-style-name="L6">
      <style:text-properties style:font-name="Calibri" officeooo:rsid="000bd146" officeooo:paragraph-rsid="000bd146"/>
    </style:style>
    <style:style style:name="P5" style:family="paragraph" style:parent-style-name="Standard" style:list-style-name="L10">
      <style:text-properties style:font-name="Calibri" officeooo:rsid="000bd146" officeooo:paragraph-rsid="000bd146"/>
    </style:style>
    <style:style style:name="P6" style:family="paragraph" style:parent-style-name="Standard">
      <style:text-properties style:font-name="Calibri" fo:font-size="16pt" officeooo:rsid="000bd146" officeooo:paragraph-rsid="000bd146" style:font-size-asian="16pt" style:font-size-complex="16pt"/>
    </style:style>
    <style:style style:name="P7" style:family="paragraph" style:parent-style-name="Standard" style:list-style-name="L18">
      <style:text-properties style:font-name="Calibri" fo:font-size="16pt" officeooo:rsid="000bd146" officeooo:paragraph-rsid="000bd146" style:font-size-asian="16pt" style:font-size-complex="16pt"/>
    </style:style>
    <style:style style:name="P8" style:family="paragraph" style:parent-style-name="Standard" style:list-style-name="L19">
      <style:text-properties style:font-name="Calibri" fo:font-size="16pt" officeooo:rsid="000bd146" officeooo:paragraph-rsid="000bd146" style:font-size-asian="16pt" style:font-size-complex="16pt"/>
    </style:style>
    <style:style style:name="P9" style:family="paragraph" style:parent-style-name="Standard" style:list-style-name="L15">
      <style:text-properties style:font-name="Calibri" fo:font-size="16pt" officeooo:rsid="000bd146" officeooo:paragraph-rsid="000bd146" style:font-size-asian="16pt" style:font-size-complex="16pt"/>
    </style:style>
    <style:style style:name="P10" style:family="paragraph" style:parent-style-name="Standard" style:list-style-name="L16">
      <style:text-properties style:font-name="Calibri" fo:font-size="16pt" officeooo:rsid="000bd146" officeooo:paragraph-rsid="000bd146" style:font-size-asian="16pt" style:font-size-complex="16pt"/>
    </style:style>
    <style:style style:name="P11" style:family="paragraph" style:parent-style-name="Standard" style:list-style-name="L13">
      <style:text-properties style:font-name="Calibri" fo:font-size="16pt" officeooo:rsid="000bd146" officeooo:paragraph-rsid="000bd146" style:font-size-asian="16pt" style:font-size-complex="16pt"/>
    </style:style>
    <style:style style:name="P12" style:family="paragraph" style:parent-style-name="Standard" style:list-style-name="L11">
      <style:text-properties style:font-name="Calibri" fo:font-size="16pt" officeooo:rsid="000bd146" officeooo:paragraph-rsid="000bd146" style:font-size-asian="16pt" style:font-size-complex="16pt"/>
    </style:style>
    <style:style style:name="P13" style:family="paragraph" style:parent-style-name="Standard" style:list-style-name="L9">
      <style:text-properties style:font-name="Calibri" fo:font-size="16pt" officeooo:rsid="000bd146" officeooo:paragraph-rsid="000bd146" style:font-size-asian="16pt" style:font-size-complex="16pt"/>
    </style:style>
    <style:style style:name="P14" style:family="paragraph" style:parent-style-name="Standard" style:list-style-name="L8">
      <style:text-properties style:font-name="Calibri" fo:font-size="16pt" officeooo:rsid="000bd146" officeooo:paragraph-rsid="000bd146" style:font-size-asian="16pt" style:font-size-complex="16pt"/>
    </style:style>
    <style:style style:name="P15" style:family="paragraph" style:parent-style-name="Standard" style:list-style-name="L6">
      <style:text-properties style:font-name="Calibri" fo:font-size="16pt" officeooo:rsid="000bd146" officeooo:paragraph-rsid="000bd146" style:font-size-asian="16pt" style:font-size-complex="16pt"/>
    </style:style>
    <style:style style:name="P16" style:family="paragraph" style:parent-style-name="Standard" style:list-style-name="L5">
      <style:text-properties style:font-name="Calibri" fo:font-size="16pt" officeooo:rsid="000bd146" officeooo:paragraph-rsid="000bd146" style:font-size-asian="16pt" style:font-size-complex="16pt"/>
    </style:style>
    <style:style style:name="P17" style:family="paragraph" style:parent-style-name="Standard" style:list-style-name="L4">
      <style:text-properties style:font-name="Calibri" fo:font-size="16pt" officeooo:rsid="000bd146" officeooo:paragraph-rsid="000bd146" style:font-size-asian="16pt" style:font-size-complex="16pt"/>
    </style:style>
    <style:style style:name="P18" style:family="paragraph" style:parent-style-name="Standard" style:list-style-name="L3">
      <style:text-properties style:font-name="Calibri" fo:font-size="16pt" officeooo:rsid="000bd146" officeooo:paragraph-rsid="000bd146" style:font-size-asian="16pt" style:font-size-complex="16pt"/>
    </style:style>
    <style:style style:name="P19" style:family="paragraph" style:parent-style-name="Standard" style:list-style-name="L2">
      <style:text-properties style:font-name="Calibri" fo:font-size="16pt" officeooo:rsid="000bd146" officeooo:paragraph-rsid="000bd146" style:font-size-asian="16pt" style:font-size-complex="16pt"/>
    </style:style>
    <style:style style:name="P20" style:family="paragraph" style:parent-style-name="Standard" style:list-style-name="L1">
      <style:text-properties style:font-name="Calibri" fo:font-size="16pt" officeooo:paragraph-rsid="000bd146" style:font-size-asian="16pt" style:font-size-complex="16pt"/>
    </style:style>
    <style:style style:name="P21" style:family="paragraph" style:parent-style-name="Standard">
      <style:text-properties style:font-name="Calibri" fo:font-size="16pt" style:text-underline-style="solid" style:text-underline-width="auto" style:text-underline-color="font-color" officeooo:rsid="000bd146" officeooo:paragraph-rsid="000bd146" style:font-size-asian="16pt" style:font-size-complex="16pt"/>
    </style:style>
    <style:style style:name="P22" style:family="paragraph" style:parent-style-name="Standard">
      <style:text-properties style:font-name="Calibri" fo:font-size="18pt" style:text-underline-style="none" officeooo:rsid="000bd146" officeooo:paragraph-rsid="000bd146" style:font-size-asian="18pt" style:font-size-complex="18pt"/>
    </style:style>
    <style:style style:name="P23" style:family="paragraph" style:parent-style-name="Standard">
      <style:text-properties style:font-name="Calibri" fo:font-size="18pt" officeooo:rsid="000bd146" officeooo:paragraph-rsid="000bd146" style:font-size-asian="18pt" style:font-size-complex="18pt"/>
    </style:style>
    <style:style style:name="P24" style:family="paragraph" style:parent-style-name="Standard" style:list-style-name="L17">
      <style:text-properties fo:font-size="16pt" officeooo:paragraph-rsid="000bd146" style:font-size-asian="16pt" style:font-size-complex="16pt"/>
    </style:style>
    <style:style style:name="P25" style:family="paragraph" style:parent-style-name="Standard" style:list-style-name="L14">
      <style:text-properties fo:font-size="16pt" officeooo:paragraph-rsid="000bd146" style:font-size-asian="16pt" style:font-size-complex="16pt"/>
    </style:style>
    <style:style style:name="P26" style:family="paragraph" style:parent-style-name="Standard" style:list-style-name="L7">
      <style:text-properties fo:font-size="16pt" officeooo:paragraph-rsid="000bd146" style:font-size-asian="16pt" style:font-size-complex="16pt"/>
    </style:style>
    <style:style style:name="P27" style:family="paragraph" style:parent-style-name="Standard" style:list-style-name="L12">
      <style:text-properties fo:font-size="16pt" officeooo:paragraph-rsid="000bd146" style:font-size-asian="16pt" style:font-size-complex="16pt"/>
    </style:style>
    <style:style style:name="T1" style:family="text">
      <style:text-properties officeooo:rsid="000bd146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c5f13" style:font-size-asian="20pt" style:font-weight-asian="bold" style:font-size-complex="20pt" style:font-weight-complex="bold"/>
    </style:style>
    <style:style style:name="T4" style:family="text">
      <style:text-properties officeooo:rsid="000c5f13"/>
    </style:style>
    <style:style style:name="T5" style:family="text">
      <style:text-properties style:font-name="Calibri" officeooo:rsid="000bd146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NCO LINK</text:p>
      <text:p text:style-name="P3"/>
      <text:p text:style-name="P1">SCRAPING DARK WEB 27/10</text:p>
      <text:p text:style-name="P6"/>
      <text:list xml:id="list7584388067403357732" text:style-name="L1">
        <text:list-item>
          <text:p text:style-name="P20"><text:span text:style-name="T1">https://blog.scrapinghub.com/2015/02/24/memex/</text:span></text:p>
        </text:list-item>
      </text:list>
      <text:p text:style-name="P6"/>
      <text:p text:style-name="P3"/>
      <text:p text:style-name="P1">BITLODINE 30/10</text:p>
      <text:p text:style-name="P6"/>
      <text:list xml:id="list121950023854196261" text:style-name="L2">
        <text:list-item>
          <text:p text:style-name="P19">https://github.com/mikispag/bitiodine</text:p>
        </text:list-item>
        <text:list-item>
          <text:p text:style-name="P19"/>
        </text:list-item>
        <text:list-item>
          <text:p text:style-name="P19">https://miki.it/pdf/BitIodine_presentation.pdf</text:p>
        </text:list-item>
        <text:list-item>
          <text:p text:style-name="P19"/>
        </text:list-item>
        <text:list-item>
          <text:p text:style-name="P19">https://web.archive.org/web/20160503034434/https://bitiodine.net/</text:p>
        </text:list-item>
        <text:list-item>
          <text:p text:style-name="P19"/>
        </text:list-item>
        <text:list-item>
          <text:p text:style-name="P19">https://www.ifca.ai/fc14/papers/fc14_submission_11.pdf</text:p>
        </text:list-item>
        <text:list-item>
          <text:p text:style-name="P19"/>
        </text:list-item>
        <text:list-item>
          <text:p text:style-name="P19">https://www.politesi.polimi.it/bitstream/10589/88482/3/thesis.pdf</text:p>
        </text:list-item>
      </text:list>
      <text:p text:style-name="P6"/>
      <text:p text:style-name="P1">DA INVESTIGARE 02/11</text:p>
      <text:p text:style-name="P6"/>
      <text:p text:style-name="P6"/>
      <text:list xml:id="list239050487651020644" text:style-name="L3">
        <text:list-item>
          <text:p text:style-name="P18">http://bitcoin.stackexchange.com/questions/7447/is-it-possible-to-figure-out-whether-two-addresses-are-in-the-same-wallet</text:p>
        </text:list-item>
        <text:list-item>
          <text:p text:style-name="P18">http://stackoverflow.com/questions/25343204/determine-if-a-bitcoin-wallet-address-is-valid</text:p>
        </text:list-item>
      </text:list>
      <text:p text:style-name="P6"/>
      <text:p text:style-name="P6"/>
      <text:p text:style-name="P1">NOVETTA MIXING SERVICES 03/11</text:p>
      <text:p text:style-name="P6"/>
      <text:p text:style-name="P6"/>
      <text:list xml:id="list2738433722969721763" text:style-name="L4">
        <text:list-item>
          <text:p text:style-name="P17">https://www.novetta.com/wp-content/uploads/2015/10/NovettaBiometrics_BitcoinCryptocurrency_WP-W_9182015.pdf</text:p>
        </text:list-item>
      </text:list>
      <text:p text:style-name="P3"/>
      <text:p text:style-name="P3"><text:soft-page-break/></text:p>
      <text:p text:style-name="P1">VARIE 05/11</text:p>
      <text:p text:style-name="P6"/>
      <text:list xml:id="list7028070341269329312" text:style-name="L5">
        <text:list-item>
          <text:p text:style-name="P16">https://www.elliptic.co</text:p>
        </text:list-item>
      </text:list>
      <text:p text:style-name="P6"/>
      <text:p text:style-name="P22">(<text:span text:style-name="T4">Cliccare</text:span> su “?",tipi di nodi bitcoin in particolare quelli rossi! (appuntarseli)</text:p>
      <text:p text:style-name="P22">ci servirebbe elenco di tutti i nodi gia’ identificati/conosciuti)</text:p>
      <text:p text:style-name="P21"/>
      <text:list xml:id="list8960396767645810381" text:style-name="L6">
        <text:list-item>
          <text:p text:style-name="P15">tipi nodi bitcoin: http://www.bitcoinlinks.net/exchanges</text:p>
        </text:list-item>
        <text:list-item>
          <text:p text:style-name="P4"><text:span text:style-name="T6">deanonimizzazione: </text:span><text:a xlink:type="simple" xlink:href="https://arxiv.org/pdf/1107.4524.pdf" text:style-name="Internet_20_link" text:visited-style-name="Visited_20_Internet_20_Link"><text:span text:style-name="T6">https://arxiv.org/pdf/1107.4524.pdf</text:span></text:a></text:p>
        </text:list-item>
      </text:list>
      <text:p text:style-name="P3"/>
      <text:p text:style-name="P3"/>
      <text:list xml:id="list173141691346860" text:continue-numbering="true" text:style-name="L6">
        <text:list-header>
          <text:p text:style-name="P4"><text:span text:style-name="T3">CAMPI DEL DB E COME PARSARE LA BLOCKCHAIN</text:span><text:span text:style-name="T2"> 10/11</text:span></text:p>
        </text:list-header>
      </text:list>
      <text:p text:style-name="P6"><text:span text:style-name="T7"/></text:p>
      <text:list xml:id="list173143097240708" text:continue-numbering="true" text:style-name="L6">
        <text:list-item>
          <text:p text:style-name="P15">https://bitcoin.org/en/developer-reference#raw-transaction-format</text:p>
        </text:list-item>
        <text:list-item>
          <text:p text:style-name="P15">http://codesuppository.blogspot.it/2014/01/how-to-parse-bitcoin-blockchain.html</text:p>
        </text:list-item>
      </text:list>
      <text:p text:style-name="P6"/>
      <text:p text:style-name="P1"/>
      <text:p text:style-name="P1">VISUALIZZAZIONE PATTERN DINAMICI DELLE TRANSAZIONI 12/11</text:p>
      <text:p text:style-name="P6"/>
      <text:p text:style-name="P6"/>
      <text:list xml:id="list3866307277554530138" text:style-name="L7">
        <text:list-item>
          <text:p text:style-name="P26"><text:span text:style-name="T5">http://online.liebertpub.com/doi/pdf/10.1089/big.2015.0056</text:span></text:p>
        </text:list-item>
      </text:list>
      <text:p text:style-name="P6"/>
      <text:p text:style-name="P1">CRAWLING DEL DEEP WEB 13/11</text:p>
      <text:p text:style-name="P6"/>
      <text:list xml:id="list1917038031332303043" text:style-name="L8">
        <text:list-item>
          <text:p text:style-name="P14">https://www.trendmicro.com/cloud-content/us/pdfs/security-intelligence/white-papers/wp_below_the_surface.pdf</text:p>
        </text:list-item>
        <text:list-item>
          <text:p text:style-name="P14">https://www.youtube.com/watch?v=OcuzaOLs7dM</text:p>
        </text:list-item>
      </text:list>
      <text:p text:style-name="P3"/>
      <text:p text:style-name="P3"/>
      <text:p text:style-name="P1">TOOL DI VISUALIZZAZIONE 14/11</text:p>
      <text:p text:style-name="P6"><text:soft-page-break/></text:p>
      <text:list xml:id="list7023449036689010354" text:style-name="L9">
        <text:list-item>
          <text:p text:style-name="P13">http://mrvar.fdv.uni-lj.si/pajek/italian/Italian.pdf</text:p>
        </text:list-item>
        <text:list-item>
          <text:p text:style-name="P13">https://casmodeling.springeropen.com/articles/10.1186/s40294-016-0017-8</text:p>
        </text:list-item>
      </text:list>
      <text:p text:style-name="P3"/>
      <text:p text:style-name="P3"/>
      <text:p text:style-name="P1">VARIE 15/11</text:p>
      <text:p text:style-name="P3"/>
      <text:p text:style-name="P6"/>
      <text:list xml:id="list694338869480909980" text:style-name="L10">
        <text:list-item>
          <text:p text:style-name="P5"><text:span text:style-name="T6">https://github.com/UniCreditDnA/blockchain-paper/raw/master/Blockchain.Technology.and.Applications.from.a.Financial.Perspective.pd</text:span>f</text:p>
        </text:list-item>
      </text:list>
      <text:p text:style-name="P6"/>
      <text:p text:style-name="P3"/>
      <text:p text:style-name="P1"/>
      <text:p text:style-name="P1"/>
      <text:p text:style-name="P1">PUBBLICAZIONI DA GUARDARE E CITARE 16/11</text:p>
      <text:p text:style-name="P3"/>
      <text:p text:style-name="P6">pubblicazioni da citare sicuramente e da guardare</text:p>
      <text:p text:style-name="P23"/>
      <text:list xml:id="list2742993537135368801" text:style-name="L11">
        <text:list-item>
          <text:p text:style-name="P12">Traversing Bitcoin's P2P network: Insights into the structure of a decentralised currency</text:p>
        </text:list-item>
        <text:list-item>
          <text:p text:style-name="P12">Quantitative analysis of the full Bitcoin transaction graph</text:p>
        </text:list-item>
        <text:list-item>
          <text:p text:style-name="P12">Evaluating user privacy in Bitcoin</text:p>
        </text:list-item>
        <text:list-item>
          <text:p text:style-name="P12">An analysis of anonymity in bitcoin using P2P network traffic</text:p>
        </text:list-item>
        <text:list-item>
          <text:p text:style-name="P12">An analysis of anonymity in the bitcoin system</text:p>
        </text:list-item>
        <text:list-item>
          <text:p text:style-name="P12">Exploring the Bitcoin network</text:p>
        </text:list-item>
        <text:list-item>
          <text:p text:style-name="P12">CoinShuffle: Practical decentralized coin mixing for bitcoin</text:p>
        </text:list-item>
        <text:list-item>
          <text:p text:style-name="P12">Identifying Bitcoin users by transaction behavior</text:p>
        </text:list-item>
        <text:list-item>
          <text:p text:style-name="P12">A graph-based investigation of bitcoin transactions</text:p>
        </text:list-item>
        <text:list-item>
          <text:p text:style-name="P12">Analyzing the bitcoin network: The First Four Years</text:p>
        </text:list-item>
      </text:list>
      <text:p text:style-name="P3"/>
      <text:p text:style-name="P3"/>
      <text:p text:style-name="P1">SCRAPER DEEP WEB 19/11</text:p>
      <text:p text:style-name="P6"/>
      <text:list xml:id="list2083181783759751760" text:style-name="L12">
        <text:list-item>
          <text:p text:style-name="P27"><text:span text:style-name="T5">https://scrapy.org</text:span></text:p>
        </text:list-item>
      </text:list>
      <text:p text:style-name="P3"/>
      <text:p text:style-name="P1"><text:soft-page-break/>TRANSAZIONI 24/11</text:p>
      <text:p text:style-name="P6"/>
      <text:list xml:id="list467624479989372954" text:style-name="L13">
        <text:list-item>
          <text:p text:style-name="P11">http://bitcoin.stackexchange.com/questions/25767/why-is-it-possible-to-have-multiples-addresses-in-an-output-of-a-transaction</text:p>
        </text:list-item>
        <text:list-item>
          <text:p text:style-name="P11">http://bitcoin.stackexchange.com/questions/3718/what-are-multi-signature-transactions</text:p>
        </text:list-item>
        <text:list-item>
          <text:p text:style-name="P11">https://bitcoinmagazine.com/articles/multisig-future-bitcoin-1394686504</text:p>
        </text:list-item>
        <text:list-item>
          <text:p text:style-name="P11">https://en.bitcoin.it/wiki/Multisignature</text:p>
        </text:list-item>
      </text:list>
      <text:p text:style-name="P3"/>
      <text:p text:style-name="P1">GREEN ADDRESS 27/11</text:p>
      <text:p text:style-name="P6"/>
      <text:list xml:id="list5103056767333396909" text:style-name="L14">
        <text:list-item>
          <text:p text:style-name="P25"><text:span text:style-name="T5">https://en.bitcoin.it/wiki/Green_address</text:span></text:p>
        </text:list-item>
      </text:list>
      <text:p text:style-name="P3"/>
      <text:p text:style-name="P1">VARIE 27/11</text:p>
      <text:p text:style-name="P6"/>
      <text:list xml:id="list7611978273505656285" text:style-name="L15">
        <text:list-item>
          <text:p text:style-name="P9">http://bitzuma.com/posts/five-ways-to-lose-money-with-bitcoin-change-addresses/</text:p>
        </text:list-item>
        <text:list-item>
          <text:p text:style-name="P9">https://bitcointalk.org/index.php?topic=279249.0</text:p>
        </text:list-item>
        <text:list-item>
          <text:p text:style-name="P9">https://medium.com/@octskyward/merge-avoidance-7f95a386692f#.flyfka8l0</text:p>
        </text:list-item>
        <text:list-item>
          <text:p text:style-name="P9">stealth address:http://bitcoin.stackexchange.com/questions/20701/what-is-a-stealth-address</text:p>
        </text:list-item>
        <text:list-item>
          <text:p text:style-name="P9">https://bitcoinmagazine.com/articles/is-bitcoin-anonymous-a-complete-beginner-s-guide-1447875283</text:p>
        </text:list-item>
      </text:list>
      <text:list xml:id="list4016248944063463829" text:style-name="L16">
        <text:list-item>
          <text:p text:style-name="P10">https://99bitcoins.com/know-more-top-seven-ways-your-identity-can-be-linked-to-your-bitcoin-address/</text:p>
        </text:list-item>
        <text:list-item>
          <text:p text:style-name="P10">http://anonymity-in-bitcoin.blogspot.it/2011/07/bitcoin-is-not-anonymous.html</text:p>
        </text:list-item>
      </text:list>
      <text:p text:style-name="P3"/>
      <text:p text:style-name="P3"/>
      <text:p text:style-name="P1">SITO DOVE POTER SCRAPARE 27/11</text:p>
      <text:p text:style-name="P6"/>
      <text:list xml:id="list7222797443117306721" text:style-name="L17">
        <text:list-item>
          <text:p text:style-name="P24"><text:span text:style-name="T5">http://bitcoinfoundation.org/member/</text:span></text:p>
        </text:list-item>
      </text:list>
      <text:p text:style-name="P3"/>
      <text:p text:style-name="P1">ALTRA COSA 27/11</text:p>
      <text:p text:style-name="P6"><text:soft-page-break/></text:p>
      <text:list xml:id="list2273655260891574722" text:style-name="L18">
        <text:list-item>
          <text:p text:style-name="P7">COLORED COINS: https://en.bitcoin.it/wiki/Colored_Coins</text:p>
        </text:list-item>
        <text:list-item>
          <text:p text:style-name="P7">https://letstalkpayments.com/11-blockchain-api-providers-that-are-allowing-developers-to-build-next-generation-applications/</text:p>
        </text:list-item>
        <text:list-item>
          <text:p text:style-name="P7">ARTICOLO SHAMIR: http://dcg.ethz.ch/lectures/fs14/seminar/paper/Christian/22.pdf</text:p>
        </text:list-item>
        <text:list-item>
          <text:p text:style-name="P7">https://curiosity-driven.org/low-level-bitcoin</text:p>
        </text:list-item>
        <text:list-item>
          <text:p text:style-name="P7">http://opreturn.org/#</text:p>
        </text:list-item>
      </text:list>
      <text:p text:style-name="P6"/>
      <text:p text:style-name="P22">questi citano il papero di shamir</text:p>
      <text:p text:style-name="P22">aggiungete il prec e queati alla bibliografia</text:p>
      <text:p text:style-name="P22">guardate se riuscite a scaricarli</text:p>
      <text:p text:style-name="P6"/>
      <text:p text:style-name="P6"/>
      <text:list xml:id="list1834705615134022290" text:style-name="L19">
        <text:list-item>
          <text:p text:style-name="P8">https://www.scopus.com/record/display.uri?origin=citedby&amp;eid=2-s2.0-84991773817&amp;citeCnt=13&amp;noHighlight=false&amp;sort=plf-f&amp;src=s&amp;st1=Quantitative+Analysis+of+the+Full+Bitcoin+Transaction+Graph&amp;st2=&amp;sid=6DCC18E60C1DED74AEF3FFCF99B3AE0C.wsnAw8kcdt7IPYLO0V48gA%3a170&amp;sot=b&amp;sdt=b&amp;sl=74&amp;s=TITLE-ABS-KEY%28Quantitative+Analysis+of+the+Full+Bitcoin+Transaction+Graph%29&amp;relpos=0</text:p>
        </text:list-item>
        <text:list-item>
          <text:p text:style-name="P8">https://www.scopus.com/record/display.uri?origin=citedby&amp;eid=2-s2.0-84962106697&amp;citeCnt=13&amp;noHighlight=false&amp;sort=plf-f&amp;src=s&amp;st1=Quantitative+Analysis+of+the+Full+Bitcoin+Transaction+Graph&amp;st2=&amp;sid=6DCC18E60C1DED74AEF3FFCF99B3AE0C.wsnAw8kcdt7IPYLO0V48gA%3a170&amp;sot=b&amp;sdt=b&amp;sl=74&amp;s=TITLE-ABS-KEY%28Quantitative+Analysis+of+the+Full+Bitcoin+Transaction+Graph%29&amp;relpos=2</text:p>
        </text:list-item>
        <text:list-item>
          <text:p text:style-name="P8">https://www.scopus.com/record/display.uri?origin=citedby&amp;eid=2-s2.0-84991773817&amp;citeCnt=13&amp;noHighlight=false&amp;sort=plf-f&amp;src=s&amp;st1=Quantitative+Analysis+of+the+Full+Bitcoin+Transaction+Graph&amp;st2=&amp;sid=6DCC18E60C1DED74AEF3FFCF99B3AE0C.wsnAw8kcdt7IPYLO0V48gA%3a170&amp;sot=b&amp;sdt=b&amp;sl=74&amp;s=TITLE-ABS-KEY%28Quantitative+Analysis+of+the+Full+Bitcoin+Transaction+Graph%29&amp;relpos=0</text:p>
        </text:list-item>
        <text:list-item>
          <text:p text:style-name="P8"><text:soft-page-break/>https://www.scopus.com/record/display.uri?eid=2-s2.0-84961321922&amp;origin=resultslist&amp;sort=plf-f&amp;cite=2-s2.0-84883268487&amp;src=s&amp;imp=t&amp;sid=6DCC18E60C1DED74AEF3FFCF99B3AE0C.wsnAw8kcdt7IPYLO0V48gA%3a330&amp;sot=cite&amp;sdt=a&amp;sl=0&amp;relpos=8&amp;citeCnt=0&amp;searchTerm=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19:37.300000000</meta:creation-date>
    <dc:date>2016-11-28T17:31:33.704000000</dc:date>
    <meta:editing-duration>PT11M56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81" meta:word-count="297" meta:character-count="5352" meta:non-whitespace-character-count="5190"/>
  </office:meta>
</office:document-meta>
</file>